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language="zxx" fo:country="none" fo:font-weight="bold" officeooo:rsid="0016c4c3" officeooo:paragraph-rsid="0016c4c3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able_20_Contents">
      <style:text-properties fo:language="zxx" fo:country="none" fo:font-weight="normal" officeooo:rsid="0019f1fe" officeooo:paragraph-rsid="0019f1fe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Table_20_Contents">
      <style:text-properties fo:language="zxx" fo:country="none" fo:font-weight="normal" officeooo:rsid="001a80f0" officeooo:paragraph-rsid="001a80f0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>
      <style:text-properties fo:language="zxx" fo:country="none" fo:font-weight="normal" officeooo:rsid="001b5160" officeooo:paragraph-rsid="001b5160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text-properties fo:language="zxx" fo:country="none" fo:font-weight="normal" officeooo:rsid="001d1011" officeooo:paragraph-rsid="001d1011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text-properties officeooo:paragraph-rsid="0016c4c3"/>
    </style:style>
    <style:style style:name="P7" style:family="paragraph" style:parent-style-name="Table_20_Contents" style:list-style-name="L1">
      <style:text-properties officeooo:paragraph-rsid="0019f1fe"/>
    </style:style>
    <style:style style:name="P8" style:family="paragraph" style:parent-style-name="Table_20_Contents" style:list-style-name="L1">
      <style:text-properties fo:language="zxx" fo:country="none" fo:font-weight="normal" officeooo:rsid="0017f626" officeooo:paragraph-rsid="0017f62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able_20_Contents" style:list-style-name="L1">
      <style:text-properties fo:language="zxx" fo:country="none" fo:font-weight="normal" officeooo:rsid="0019f1fe" officeooo:paragraph-rsid="001fc624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able_20_Contents">
      <style:text-properties fo:language="zxx" fo:country="none" fo:font-weight="normal" officeooo:rsid="0019f1fe" officeooo:paragraph-rsid="0019f1fe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text-properties fo:language="zxx" fo:country="none" fo:font-weight="normal" officeooo:rsid="001fc624" officeooo:paragraph-rsid="001fc624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able_20_Contents">
      <style:text-properties officeooo:paragraph-rsid="0017f626"/>
    </style:style>
    <style:style style:name="P13" style:family="paragraph" style:parent-style-name="Table_20_Contents">
      <style:text-properties officeooo:paragraph-rsid="001fc624"/>
    </style:style>
    <style:style style:name="P14" style:family="paragraph" style:parent-style-name="Table_20_Contents" style:list-style-name="L1">
      <style:text-properties officeooo:rsid="001fc624" officeooo:paragraph-rsid="001fc624"/>
    </style:style>
    <style:style style:name="T1" style:family="text">
      <style:text-properties officeooo:rsid="0019f1fe"/>
    </style:style>
    <style:style style:name="T2" style:family="text">
      <style:text-properties fo:language="zxx" fo:country="none" fo:font-weight="bold" officeooo:rsid="0016c4c3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fo:font-weight="normal" officeooo:rsid="0017f626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1a80f0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1e48c9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1fc624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19f1f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officeooo:rsid="001d1011"/>
    </style:style>
    <style:style style:name="T10" style:family="text">
      <style:text-properties officeooo:rsid="001fc624"/>
    </style:style>
    <style:style style:name="T11" style:family="text">
      <style:text-properties officeooo:rsid="0017f6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2">TEST: </text:span><text:span text:style-name="T5">Opptak med stereokamera</text:span><text:span text:style-name="T4"> på Raspberry Pi</text:span></text:p>
          </table:table-cell>
          <table:table-cell table:style-name="Table1.B1" office:value-type="string">
            <text:p text:style-name="P6"><text:span text:style-name="T2">DATO: </text:span><text:span text:style-name="T4">0</text:span><text:span text:style-name="T6">7</text:span><text:span text:style-name="T4">.04.20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12"><text:span text:style-name="T4">O</text:span><text:span text:style-name="T7">pptak fra luften med dronen</text:span></text:p>
            <text:p text:style-name="P2"/>
            <text:p text:style-name="P2">Detaljer:</text:p>
            <text:p text:style-name="P11">Kamera: <text:span text:style-name="T11">Intel RealSense </text:span>D435i </text:p>
            <text:p text:style-name="P13"><text:span text:style-name="T7">Platform: Raspberry Pi 4</text:span></text:p>
            <text:p text:style-name="P2">Framerate: 15fps</text:p>
            <text:p text:style-name="P3">Oppløsning: <text:span text:style-name="T9">424x240</text:span></text:p>
            <text:p text:style-name="P4">Datastrømmer: Dybdekamera, fargekamera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1422153723" text:style-name="L1">
              <text:list-item>
                <text:p text:style-name="P8">Skru på dybdekamera <text:span text:style-name="T1">og fargekamera i kildekoden til rs-record (se rs-record2.cpp).</text:span></text:p>
              </text:list-item>
              <text:list-item>
                <text:p text:style-name="P14"><text:span text:style-name="T8">L</text:span><text:span text:style-name="T3">a dronen ta av og hovre eller kjøre til et waypoint. Få med personer i noen av bildene.</text:span></text:p>
              </text:list-item>
              <text:list-item>
                <text:p text:style-name="P7"><text:span text:style-name="T8">L</text:span><text:span text:style-name="T7">age </text:span><text:span text:style-name="T8">opptak</text:span><text:span text:style-name="T7"> i bolker av 20 sekunder</text:span><text:span text:style-name="T8">.</text:span></text:p>
              </text:list-item>
              <text:list-item>
                <text:p text:style-name="P9">S<text:span text:style-name="T10">jekke kvaliteten til opptakene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11">Bilder fra drone av god kvalitet, mennesker er tydelig identifiserbare på noen av bildene.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1">R</text:span>ESULTAT:</text:p>
            <text:p text:style-name="P5">Godkjent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4-07T19:32:57.767568991</dc:date>
    <meta:editing-duration>PT27M17S</meta:editing-duration>
    <meta:editing-cycles>6</meta:editing-cycles>
    <meta:generator>LibreOffice/6.3.5.2$Linux_X86_64 LibreOffice_project/30$Build-2</meta:generator>
    <meta:document-statistic meta:table-count="1" meta:image-count="0" meta:object-count="0" meta:page-count="2" meta:paragraph-count="20" meta:word-count="96" meta:character-count="636" meta:non-whitespace-character-count="564"/>
  </office:meta>
</office:document-meta>
</file>